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52a37" officeooo:paragraph-rsid="00052a37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52a37" officeooo:paragraph-rsid="00052a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52a37" officeooo:paragraph-rsid="00052a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070739" officeooo:paragraph-rsid="000707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07f78f" officeooo:paragraph-rsid="0007f7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08e1fc" officeooo:paragraph-rsid="0008e1f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052a37" officeooo:paragraph-rsid="00052a37" style:font-size-asian="14pt" style:font-weight-asian="bold" style:font-size-complex="14pt" style:font-weight-complex="bold"/>
    </style:style>
    <style:style style:name="T1" style:family="text">
      <style:text-properties officeooo:rsid="00070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Resumo </text:p>
      <text:p text:style-name="P2"/>
      <text:p text:style-name="P2"/>
      <text:p text:style-name="P3">Em uma GUI extensa é difícil identificar o objetivo de cada componente.</text:p>
      <text:p text:style-name="P3">Fornece um texto que declara a finalidade de cada componente.</text:p>
      <text:p text:style-name="P3">Esse texto é conhecido como rotulo e é criado com a classe JLabel – uma subclasse de JComponent.</text:p>
      <text:p text:style-name="P3">O construtor de JFrame utiliza seu argumento String como o texto na barra de título da janela.</text:p>
      <text:p text:style-name="P3">Deve anexar cada componente GUI a um contêiner, como um JFrame. </text:p>
      <text:p text:style-name="P3">Em geral, você deve decidir onde posicionar cada componente GUI.</text:p>
      <text:p text:style-name="P3">Muitos IDEs fornecem ferramentas de design de GUI nas quais você pode especificar o tamanho e localização exatos de um componente.</text:p>
      <text:p text:style-name="P3"/>
      <text:p text:style-name="P3">FlowLayout: <text:span text:style-name="T1">Um flowlayout recorre os componentes para acomodar a nova largura do contêiner, possivelmente com menos ou mais linhas de componentes GUI.</text:span></text:p>
      <text:p text:style-name="P4">O método setLayout é herdado da classe Container. O argumento para o método deve ser um objeto de uma classe que implementa a interface layoutManager (por exemplo, FlowLayout).</text:p>
      <text:p text:style-name="P4">O construtor JLabel pode receber uma String especificando o texto do rotulo.</text:p>
      <text:p text:style-name="P4">Você anexa um componente a um contêiner utilizando o método add, que é herdado indiretamente da classe Container.</text:p>
      <text:p text:style-name="P4">Normalmente, um ícone é especificado com um argumento icon para um construtor ou <text:s/>para um método setIcon do componente.</text:p>
      <text:p text:style-name="P5">GetClass().getResource(“bug1.png”)</text:p>
      <text:p text:style-name="P5">getClass: recupera uma referência para o objeto Class que representa a declaração de classe LabelFrame.</text:p>
      <text:p text:style-name="P5">getResource: retorna a localização da imagem como um URL.</text:p>
      <text:p text:style-name="P5">ImageIcon: utiliza o URL para localizar a imagem e, então, carrega essa imagem na memória.</text:p>
      <text:p text:style-name="P5">Um jLabel pode exibir um Icon </text:p>
      <text:p text:style-name="P5">Pode receber texto e um Icon</text:p>
      <text:p text:style-name="P6">O método settex configura o texto no rotulo</text:p>
      <text:p text:style-name="P6">O método gettext recupera o texto atual exibido em um rotulo</text:p>
      <text:p text:style-name="P6">O método seticon especifica o icon atual a ser exibido em um rotulo</text:p>
      <text:p text:style-name="P6">O método geticon recupera o icon atual exibido em um rotulo</text:p>
      <text:p text:style-name="P5"/>
      <text:p text:style-name="P5"/>
      <text:p text:style-name="P4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7:37:20.179000000</meta:creation-date>
    <dc:date>2020-03-04T18:08:27.232000000</dc:date>
    <meta:editing-duration>PT10M45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23" meta:word-count="293" meta:character-count="1792" meta:non-whitespace-character-count="1517"/>
  </office:meta>
</office:document-meta>
</file>